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Machine Learning: Prediction</text:p>
      <text:h text:style-name="Heading_20_3" text:outline-level="3"><text:bookmark text:name="introduction"/>INTRODUCTION</text:h>
      <text:p text:style-name="First_20_Paragraph">Goal is to use a Machine Learning Algorithm to predict how well 20 test cases did their exercises correctly from the data obtained from accelerometers on the belt, forearm, arm, and dumbell.</text:p>
      <text:p text:style-name="Text_20_body">The raw data is already partioned into training and testing set. The training set is further partioned, 70:30, into two sets--train and validate. The train set is used to build and train the models, and the validate set is used to pick the best model based on the lowest out-of-sample error rate. This model is used to predict the 20 test cases.</text:p>
      <text:h text:style-name="Heading_20_1" text:outline-level="1"><text:bookmark text:name="environment"/>Environment</text:h>
      <text:p text:style-name="First_20_Paragraph">Load the libraries needed for analysis and the set the seed for reproducibility</text:p>
      <text:p text:style-name="Source_20_Code"><text:span text:style-name="KeywordTok">library</text:span><text:span text:style-name="NormalTok">(caret)</text:span></text:p>
      <text:p text:style-name="Source_20_Code"><text:span text:style-name="Verbatim_20_Char">## Loading required package: lattice</text:span></text:p>
      <text:p text:style-name="Source_20_Code"><text:span text:style-name="Verbatim_20_Char">## Loading required package: ggplot2</text:span></text:p>
      <text:p text:style-name="Source_20_Code"><text:span text:style-name="KeywordTok">library</text:span><text:span text:style-name="NormalTok">(randomForest)</text:span></text:p>
      <text:p text:style-name="Source_20_Code"><text:span text:style-name="Verbatim_20_Char">## randomForest 4.6-12</text:span></text:p>
      <text:p text:style-name="Source_20_Code"><text:span text:style-name="Verbatim_20_Char">## Type rfNews() to see new features/changes/bug fixes.</text:span></text:p>
      <text:p text:style-name="Source_20_Code"><text:span text:style-name="Verbatim_20_Char">## </text:span><text:line-break/><text:span text:style-name="Verbatim_20_Char">## Attaching package: 'randomForest'</text:span></text:p>
      <text:p text:style-name="Source_20_Code"><text:span text:style-name="Verbatim_20_Char">## The following object is masked from 'package:ggplot2':</text:span><text:line-break/><text:span text:style-name="Verbatim_20_Char">## </text:span><text:line-break/><text:span text:style-name="Verbatim_20_Char">## <text:s text:c="4"/>margin</text:span></text:p>
      <text:p text:style-name="Source_20_Code"><text:span text:style-name="KeywordTok">library</text:span><text:span text:style-name="NormalTok">(rpart)</text:span><text:line-break/><text:span text:style-name="KeywordTok">set.seed</text:span><text:span text:style-name="NormalTok">(</text:span><text:span text:style-name="DecValTok">1029</text:span><text:span text:style-name="NormalTok">)</text:span></text:p>
      <text:h text:style-name="Heading_20_1" text:outline-level="1"><text:bookmark text:name="get-the-data"/>Get the Data</text:h>
      <text:p text:style-name="First_20_Paragraph">The raw data is already partioned into the training set and the testing set.</text:p>
      <text:p text:style-name="Source_20_Code"><text:span text:style-name="KeywordTok">setwd</text:span><text:span text:style-name="NormalTok">(</text:span><text:span text:style-name="StringTok">"C:/Users/loy_c/Desktop/Rdata/11 Practical Machine Learning"</text:span><text:span text:style-name="NormalTok">)</text:span><text:line-break/><text:span text:style-name="NormalTok">training &lt;-</text:span><text:span text:style-name="StringTok"> </text:span><text:span text:style-name="KeywordTok">read.csv</text:span><text:span text:style-name="NormalTok">(</text:span><text:span text:style-name="StringTok">"pml-training.csv"</text:span><text:span text:style-name="NormalTok">)</text:span><text:line-break/><text:span text:style-name="NormalTok">testing &lt;-</text:span><text:span text:style-name="StringTok"> </text:span><text:span text:style-name="KeywordTok">read.csv</text:span><text:span text:style-name="NormalTok">(</text:span><text:span text:style-name="StringTok">"pml-testing.csv"</text:span><text:span text:style-name="NormalTok">)</text:span></text:p>
      <text:h text:style-name="Heading_20_1" text:outline-level="1"><text:bookmark text:name="data-exploration"/><text:soft-page-break/>DATA EXPLORATION</text:h>
      <text:p text:style-name="First_20_Paragraph">Work with the training set to train the models. The testing set is not modified or examined.</text:p>
      <text:p text:style-name="Source_20_Code"><text:span text:style-name="KeywordTok">dim</text:span><text:span text:style-name="NormalTok">(training)</text:span></text:p>
      <text:p text:style-name="Source_20_Code"><text:span text:style-name="Verbatim_20_Char">## [1] 19622 <text:s text:c="2"/>160</text:span></text:p>
      <text:p text:style-name="Source_20_Code"><text:span text:style-name="KeywordTok">table</text:span><text:span text:style-name="NormalTok">(training$classe)</text:span></text:p>
      <text:p text:style-name="Source_20_Code"><text:span text:style-name="Verbatim_20_Char">## </text:span><text:line-break/><text:span text:style-name="Verbatim_20_Char">## <text:s text:c="3"/>A <text:s text:c="3"/>B <text:s text:c="3"/>C <text:s text:c="3"/>D <text:s text:c="3"/>E </text:span><text:line-break/><text:span text:style-name="Verbatim_20_Char">## 5580 3797 3422 3216 3607</text:span></text:p>
      <text:p text:style-name="First_20_Paragraph">The data has 160 predictor variables, and the output vaiable, classe, is a factor variable with 5 levels. The first level, A, (correctly doing the excercise) has frequency of 5580, and the other 4 levels (incorrectly doing the exercises) are about equal with frequencies in the mid 3000s.</text:p>
      <text:h text:style-name="Heading_20_1" text:outline-level="1"><text:bookmark text:name="pre-process-the-data"/>PRE-PROCESS THE DATA</text:h>
      <text:p text:style-name="First_20_Paragraph">We only pre-process the training data, not the testing data. Drop the first 7 columns of the training set as they are for information purposes only, like user name and time stamps.</text:p>
      <text:p text:style-name="Source_20_Code"><text:span text:style-name="NormalTok">training <text:s/>&lt;-</text:span><text:span text:style-name="StringTok"> </text:span><text:span text:style-name="KeywordTok">subset</text:span><text:span text:style-name="NormalTok">(training, </text:span><text:span text:style-name="DataTypeTok">select=</text:span><text:span text:style-name="NormalTok">-</text:span><text:span text:style-name="KeywordTok">c</text:span><text:span text:style-name="NormalTok">(</text:span><text:span text:style-name="DecValTok">1</text:span><text:span text:style-name="NormalTok">:</text:span><text:span text:style-name="DecValTok">7</text:span><text:span text:style-name="NormalTok">))</text:span><text:line-break/><text:span text:style-name="KeywordTok">dim</text:span><text:span text:style-name="NormalTok">(training)</text:span></text:p>
      <text:p text:style-name="Source_20_Code"><text:span text:style-name="Verbatim_20_Char">## [1] 19622 <text:s text:c="2"/>153</text:span></text:p>
      <text:p text:style-name="First_20_Paragraph">Drop 59 predictors that contain no information, i.e., near zero variance, from the training set</text:p>
      <text:p text:style-name="Source_20_Code"><text:span text:style-name="NormalTok">noInfoColumns &lt;-</text:span><text:span text:style-name="StringTok"> </text:span><text:span text:style-name="KeywordTok">nearZeroVar</text:span><text:span text:style-name="NormalTok">(training)</text:span><text:line-break/><text:span text:style-name="NormalTok">training &lt;-</text:span><text:span text:style-name="StringTok"> </text:span><text:span text:style-name="NormalTok">training[, -noInfoColumns]</text:span><text:line-break/><text:span text:style-name="KeywordTok">dim</text:span><text:span text:style-name="NormalTok">(training)</text:span></text:p>
      <text:p text:style-name="Source_20_Code"><text:span text:style-name="Verbatim_20_Char">## [1] 19622 <text:s text:c="3"/>94</text:span></text:p>
      <text:p text:style-name="First_20_Paragraph">Drop another 41 empty columns from the training set</text:p>
      <text:p text:style-name="Source_20_Code"><text:span text:style-name="NormalTok">training&lt;-training[,</text:span><text:span text:style-name="KeywordTok">colSums</text:span><text:span text:style-name="NormalTok">(</text:span><text:span text:style-name="KeywordTok">is.na</text:span><text:span text:style-name="NormalTok">(training)) ==</text:span><text:span text:style-name="StringTok"> </text:span><text:span text:style-name="DecValTok">0</text:span><text:span text:style-name="NormalTok">]</text:span><text:line-break/><text:span text:style-name="KeywordTok">dim</text:span><text:span text:style-name="NormalTok">(training)</text:span></text:p>
      <text:p text:style-name="Source_20_Code"><text:span text:style-name="Verbatim_20_Char">## [1] 19622 <text:s text:c="3"/>53</text:span></text:p>
      <text:h text:style-name="Heading_20_1" text:outline-level="1"><text:bookmark text:name="partition-data"/><text:soft-page-break/>PARTITION DATA</text:h>
      <text:p text:style-name="First_20_Paragraph">Carve out a validation set, validate, that is 30% of the training set--this is the "out-of-sample" data. The remaining 70% of the training set is the train data set.</text:p>
      <text:p text:style-name="Source_20_Code"><text:span text:style-name="NormalTok">inBuild &lt;-</text:span><text:span text:style-name="StringTok"> </text:span><text:span text:style-name="KeywordTok">createDataPartition</text:span><text:span text:style-name="NormalTok">(</text:span><text:span text:style-name="DataTypeTok">y=</text:span><text:span text:style-name="NormalTok">training$classe, </text:span><text:span text:style-name="DataTypeTok">p=</text:span><text:span text:style-name="FloatTok">0.7</text:span><text:span text:style-name="NormalTok">, </text:span><text:span text:style-name="DataTypeTok">list=</text:span><text:span text:style-name="OtherTok">FALSE</text:span><text:span text:style-name="NormalTok">)</text:span><text:line-break/><text:span text:style-name="NormalTok">train &lt;-</text:span><text:span text:style-name="StringTok"> </text:span><text:span text:style-name="NormalTok">training[inBuild,]</text:span><text:line-break/><text:span text:style-name="NormalTok">validate &lt;-</text:span><text:span text:style-name="StringTok"> </text:span><text:span text:style-name="NormalTok">training[-inBuild,]</text:span><text:line-break/><text:span text:style-name="KeywordTok">dim</text:span><text:span text:style-name="NormalTok">(train)</text:span></text:p>
      <text:p text:style-name="Source_20_Code"><text:span text:style-name="Verbatim_20_Char">## [1] 13737 <text:s text:c="3"/>53</text:span></text:p>
      <text:p text:style-name="Source_20_Code"><text:span text:style-name="KeywordTok">dim</text:span><text:span text:style-name="NormalTok">(validate)</text:span></text:p>
      <text:p text:style-name="Source_20_Code"><text:span text:style-name="Verbatim_20_Char">## [1] 5885 <text:s text:c="2"/>53</text:span></text:p>
      <text:h text:style-name="Heading_20_1" text:outline-level="1"><text:bookmark text:name="model-building"/>MODEL BUILDING</text:h>
      <text:p text:style-name="First_20_Paragraph">Build Random Forest and Decision Tree models on the train data set</text:p>
      <text:p text:style-name="Source_20_Code"><text:span text:style-name="NormalTok">modelRF &lt;-</text:span><text:span text:style-name="StringTok"> </text:span><text:span text:style-name="KeywordTok">randomForest</text:span><text:span text:style-name="NormalTok">(classe ~</text:span><text:span text:style-name="StringTok"> </text:span><text:span text:style-name="NormalTok">., </text:span><text:span text:style-name="DataTypeTok">method=</text:span><text:span text:style-name="StringTok">"class"</text:span><text:span text:style-name="NormalTok">, </text:span><text:span text:style-name="DataTypeTok">data=</text:span><text:span text:style-name="NormalTok">train)</text:span><text:line-break/><text:span text:style-name="NormalTok">modelDT &lt;-</text:span><text:span text:style-name="StringTok"> </text:span><text:span text:style-name="KeywordTok">rpart</text:span><text:span text:style-name="NormalTok">(classe ~</text:span><text:span text:style-name="StringTok"> </text:span><text:span text:style-name="NormalTok">., </text:span><text:span text:style-name="DataTypeTok">method=</text:span><text:span text:style-name="StringTok">"class"</text:span><text:span text:style-name="NormalTok">, </text:span><text:span text:style-name="DataTypeTok">data=</text:span><text:span text:style-name="NormalTok">train)</text:span></text:p>
      <text:p text:style-name="First_20_Paragraph">Validate these models on the validate (out-of-sample) data set</text:p>
      <text:p text:style-name="Source_20_Code"><text:span text:style-name="NormalTok">validateRF &lt;-</text:span><text:span text:style-name="StringTok"> </text:span><text:span text:style-name="KeywordTok">predict</text:span><text:span text:style-name="NormalTok">(modelRF, validate, </text:span><text:span text:style-name="DataTypeTok">type=</text:span><text:span text:style-name="StringTok">"class"</text:span><text:span text:style-name="NormalTok">)</text:span><text:line-break/><text:span text:style-name="NormalTok">validateDT &lt;-</text:span><text:span text:style-name="StringTok"> </text:span><text:span text:style-name="KeywordTok">predict</text:span><text:span text:style-name="NormalTok">(modelDT, validate, </text:span><text:span text:style-name="DataTypeTok">type=</text:span><text:span text:style-name="StringTok">"class"</text:span><text:span text:style-name="NormalTok">)</text:span></text:p>
      <text:p text:style-name="First_20_Paragraph">Build a GAM stacked model of a Random Forest and Decision Tree on the train data set, and validate it against the validate data set</text:p>
      <text:p text:style-name="Source_20_Code"><text:span text:style-name="NormalTok">stackDF &lt;-</text:span><text:span text:style-name="StringTok"> </text:span><text:span text:style-name="KeywordTok">data.frame</text:span><text:span text:style-name="NormalTok">(validateRF, validateDT, </text:span><text:span text:style-name="DataTypeTok">classe=</text:span><text:span text:style-name="NormalTok">validate$classe)</text:span><text:line-break/><text:span text:style-name="NormalTok">modelSTACK &lt;-</text:span><text:span text:style-name="StringTok"> </text:span><text:span text:style-name="KeywordTok">train</text:span><text:span text:style-name="NormalTok">(classe ~., </text:span><text:span text:style-name="DataTypeTok">method=</text:span><text:span text:style-name="StringTok">"gam"</text:span><text:span text:style-name="NormalTok">, </text:span><text:span text:style-name="DataTypeTok">data=</text:span><text:span text:style-name="NormalTok">stackDF)</text:span></text:p>
      <text:p text:style-name="Source_20_Code"><text:span text:style-name="NormalTok">validateSTACK &lt;-</text:span><text:span text:style-name="StringTok"> </text:span><text:span text:style-name="KeywordTok">predict</text:span><text:span text:style-name="NormalTok">(modelSTACK, validate)</text:span></text:p>
      <text:h text:style-name="Heading_20_1" text:outline-level="1"><text:bookmark text:name="model-selection"/>MODEL SELECTION</text:h>
      <text:p text:style-name="First_20_Paragraph">Pick the most accurate model, i.e., the one with the smallest out-of-sample error. The model's accuracy is obtained from the Confusion Matrix.</text:p>
      <text:p text:style-name="Source_20_Code"><text:span text:style-name="NormalTok">modelAccuracy &lt;-</text:span><text:span text:style-name="StringTok"> </text:span><text:span text:style-name="KeywordTok">rbind</text:span><text:span text:style-name="NormalTok">(</text:span><text:span text:style-name="KeywordTok">confusionMatrix</text:span><text:span text:style-name="NormalTok">(validate$classe, validateRF)$overall[</text:span><text:span text:style-name="DecValTok">1</text:span><text:span text:style-name="NormalTok">], </text:span><text:line-break/><text:span text:style-name="NormalTok"> <text:s text:c="17"/></text:span><text:span text:style-name="KeywordTok">confusionMatrix</text:span><text:span text:style-name="NormalTok">(validate$classe, validateDT)$overall[</text:span><text:span text:style-name="DecValTok">1</text:span><text:span text:style-name="NormalTok">], </text:span><text:line-break/><text:span text:style-name="NormalTok"> <text:s text:c="17"/></text:span><text:span text:style-name="KeywordTok">confusionMatrix</text:span><text:span text:style-name="NormalTok">(validate$classe, validateSTACK)$overall[</text:span><text:span text:style-name="DecValTok">1</text:span><text:span text:style-name="NormalTok">])</text:span><text:line-break/><text:span text:style-name="KeywordTok">row.names</text:span><text:span text:style-name="NormalTok">(modelAccuracy) &lt;-</text:span><text:span text:style-name="StringTok"> </text:span><text:span text:style-name="KeywordTok">c</text:span><text:span text:style-name="NormalTok">(</text:span><text:span text:style-name="StringTok">"RF"</text:span><text:span text:style-name="NormalTok">, </text:span><text:span text:style-name="StringTok">"DT"</text:span><text:span text:style-name="NormalTok">, </text:span><text:span text:style-name="StringTok">"GAM STACK"</text:span><text:span text:style-name="NormalTok">)</text:span><text:line-break/><text:span text:style-name="NormalTok">modelAccuracy</text:span></text:p>
      <text:p text:style-name="Source_20_Code"><text:soft-page-break/><text:span text:style-name="Verbatim_20_Char">## <text:s text:c="11"/>Accuracy</text:span><text:line-break/><text:span text:style-name="Verbatim_20_Char">## RF <text:s text:c="7"/>0.9937128</text:span><text:line-break/><text:span text:style-name="Verbatim_20_Char">## DT <text:s text:c="7"/>0.7369584</text:span><text:line-break/><text:span text:style-name="Verbatim_20_Char">## GAM STACK 0.4769754</text:span></text:p>
      <text:p text:style-name="First_20_Paragraph">The Random Forest Model, modelRF, is selected because it has the lowest out-of-sample error, less than 1%, i.e., it had the highest accuracy of over 99%, as shown above.</text:p>
      <text:h text:style-name="Heading_20_1" text:outline-level="1"><text:bookmark text:name="predict-results"/>PREDICT RESULTS</text:h>
      <text:p text:style-name="First_20_Paragraph">Apply the selected model, modelRF, to predict the values of the 20 test cases in the testing data set.</text:p>
      <text:p text:style-name="Source_20_Code"><text:span text:style-name="NormalTok">predictTEST &lt;-</text:span><text:span text:style-name="StringTok"> </text:span><text:span text:style-name="KeywordTok">predict</text:span><text:span text:style-name="NormalTok">(modelRF, testing, </text:span><text:span text:style-name="DataTypeTok">type=</text:span><text:span text:style-name="StringTok">"class"</text:span><text:span text:style-name="NormalTok">)</text:span><text:line-break/><text:span text:style-name="NormalTok">predictTEST</text:span></text:p>
      <text:p text:style-name="Source_20_Code"><text:span text:style-name="Verbatim_20_Char">## <text:s/>1 <text:s/>2 <text:s/>3 <text:s/>4 <text:s/>5 <text:s/>6 <text:s/>7 <text:s/>8 <text:s/>9 10 11 12 13 14 15 16 17 18 19 20 </text:span><text:line-break/><text:span text:style-name="Verbatim_20_Char">## <text:s/>B <text:s/>A <text:s/>B <text:s/>A <text:s/>A <text:s/>E <text:s/>D <text:s/>B <text:s/>A <text:s/>A <text:s/>B <text:s/>C <text:s/>B <text:s/>A <text:s/>E <text:s/>E <text:s/>A <text:s/>B <text:s/>B <text:s/>B </text:span><text:line-break/><text:span text:style-name="Verbatim_20_Char">## Levels: A B C D E</text:span></text:p>
      <text:h text:style-name="Heading_20_1" text:outline-level="1"><text:bookmark text:name="conclusion"/>CONCLUSION</text:h>
      <text:p text:style-name="First_20_Paragraph">Three machine learning models, Random Forest, Decision Tree, and General Additive Model (GAM) which is a stacked model of the radom forest and the decision tree, were trained on the training data, and the Random Forest model was selected to predict the 20 test cases. The Random Forest was selected because it had the lowest out of sample error of less than 1%. The stacked GAM model geneated a ton of warnings and returned P value of 1, which means the GAM model failed to find a predi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mbria1" svg:font-family="Cambr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tical Machine Learning: Prediction</dc:title>
    <meta:creation-date>2017-08-30T17:05:18</meta:creation-date>
    <dc:date>2017-08-30T13:08:33.976000000</dc:date>
    <meta:generator>LibreOffice/5.1.1.3$Windows_x86 LibreOffice_project/89f508ef3ecebd2cfb8e1def0f0ba9a803b88a6d</meta:generator>
    <meta:editing-duration>PT7M34S</meta:editing-duration>
    <meta:editing-cycles>1</meta:editing-cycles>
    <meta:document-statistic meta:table-count="0" meta:image-count="0" meta:object-count="0" meta:page-count="4" meta:paragraph-count="60" meta:word-count="741" meta:character-count="4954" meta:non-whitespace-character-count="41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